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c846" officeooo:paragraph-rsid="0006c846"/>
    </style:style>
    <style:style style:name="P2" style:family="paragraph" style:parent-style-name="Standard">
      <style:text-properties officeooo:rsid="0008b907" officeooo:paragraph-rsid="0008b907"/>
    </style:style>
    <style:style style:name="P3" style:family="paragraph" style:parent-style-name="Text_20_body">
      <style:text-properties officeooo:rsid="0008b907" officeooo:paragraph-rsid="0008b907"/>
    </style:style>
    <style:style style:name="P4" style:family="paragraph" style:parent-style-name="Text_20_body">
      <style:text-properties officeooo:rsid="000997c0" officeooo:paragraph-rsid="000997c0"/>
    </style:style>
    <style:style style:name="P5" style:family="paragraph" style:parent-style-name="Text_20_body">
      <style:text-properties officeooo:rsid="000b3575" officeooo:paragraph-rsid="000b3575"/>
    </style:style>
    <style:style style:name="P6" style:family="paragraph" style:parent-style-name="Heading_20_4">
      <style:text-properties officeooo:paragraph-rsid="000b3575"/>
    </style:style>
    <style:style style:name="P7" style:family="paragraph" style:parent-style-name="Text_20_body">
      <style:text-properties officeooo:rsid="000997c0" officeooo:paragraph-rsid="000b3575"/>
    </style:style>
    <style:style style:name="P8" style:family="paragraph" style:parent-style-name="Heading_20_4">
      <style:text-properties officeooo:rsid="000b3575" officeooo:paragraph-rsid="000b3575"/>
    </style:style>
    <style:style style:name="P9" style:family="paragraph" style:parent-style-name="Text_20_body">
      <style:text-properties officeooo:rsid="000bdff5" officeooo:paragraph-rsid="000bdff5"/>
    </style:style>
    <style:style style:name="T1" style:family="text">
      <style:text-properties officeooo:rsid="0008b907"/>
    </style:style>
    <style:style style:name="T2" style:family="text">
      <style:text-properties officeooo:rsid="000b35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h text:style-name="Heading_20_1" text:outline-level="1">devlepment log </text:h>
      <text:p text:style-name="P1"/>
      <text:p text:style-name="P1">fuctional and non fuctonal requirements copy and paste </text:p>
      <text:p text:style-name="P1"/>
      <text:h text:style-name="Heading_20_4" text:outline-level="4">versioning </text:h>
      <text:p text:style-name="P1"/>
      <text:p text:style-name="P1">What in built in each version and why </text:p>
      <text:p text:style-name="P1"/>
      <text:p text:style-name="P1">table it out do an intro sayng why </text:p>
      <text:p text:style-name="P1">what is in each version and why </text:p>
      <text:p text:style-name="P1">v1- core - database because its your back bone,registation, core stuff, topbar and nav bar </text:p>
      <text:p text:style-name="P1">v2- must do - <text:s/>login booking, cancle </text:p>
      <text:p text:style-name="P1">v3- <text:span text:style-name="T1">nice to have – css, alter appt, colours, audit </text:span></text:p>
      <text:p text:style-name="P2">v4 – staff system or split in to others </text:p>
      <text:p text:style-name="P2"/>
      <text:h text:style-name="Heading_20_4" text:outline-level="4">limitations </text:h>
      <text:p text:style-name="P3">What things r impacting the code what cant you do </text:p>
      <text:p text:style-name="P3">can do pre written in git like passwrd hash could have stronger </text:p>
      <text:p text:style-name="P3">env veriables</text:p>
      <text:p text:style-name="P3">alternitive </text:p>
      <text:p text:style-name="P3">can use addons but would when production </text:p>
      <text:p text:style-name="P4">go do reasrch on security </text:p>
      <text:p text:style-name="P4"/>
      <text:h text:style-name="Heading_20_3" text:outline-level="3">version 1 </text:h>
      <text:h text:style-name="Heading_20_4" text:outline-level="4">What do you plan to make</text:h>
      <text:p text:style-name="P4">Document and dicribe </text:p>
      <text:h text:style-name="Heading_20_4" text:outline-level="4">w<text:span text:style-name="T2">hat have you made </text:span></text:h>
      <text:p text:style-name="P4">Why what has changed from design </text:p>
      <text:h text:style-name="Heading_20_4" text:outline-level="4">evalutae</text:h>
      <text:p text:style-name="P5">What will change next version </text:p>
      <text:p text:style-name="P5">by doing this ive soled these requirements do the requirements thinsg link to them </text:p>
      <text:p text:style-name="P5">export database at end of each version </text:p>
      <text:h text:style-name="Heading_20_3" text:outline-level="3"><text:soft-page-break/>version 2 <text:span text:style-name="T2">+</text:span></text:h>
      <text:h text:style-name="P6" text:outline-level="4">What do you plan to make <text:span text:style-name="T2">and what changed </text:span></text:h>
      <text:p text:style-name="P7">Document and dicribe <text:span text:style-name="T2">and if you have to change something from plan why </text:span></text:p>
      <text:h text:style-name="P8" text:outline-level="4">describe what you made </text:h>
      <text:p text:style-name="P7">Why what has changed from design </text:p>
      <text:h text:style-name="P6" text:outline-level="4">evalutae</text:h>
      <text:p text:style-name="P5">What will change next version </text:p>
      <text:p text:style-name="P5">this si what I have had to do but have met there requirements </text:p>
      <text:p text:style-name="P5">by doing this ive soled these requirements do the requirements thinsg link to them </text:p>
      <text:p text:style-name="P5"/>
      <text:p text:style-name="P5"/>
      <text:h text:style-name="Heading_20_3" text:outline-level="3">Testing </text:h>
      <text:p text:style-name="P9">do test table sepratlt and evedice on a seprate document </text:p>
      <text:p text:style-name="P9">make it clear what verison each test is done in </text:p>
      <text:p text:style-name="P9">they want all errors </text:p>
      <text:p text:style-name="P9">make this a powerpoint to make it clear for pics for evedence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13:04:48.505740500</meta:creation-date>
    <dc:date>2025-11-07T10:40:39.345935500</dc:date>
    <meta:editing-duration>PT20M40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2" meta:paragraph-count="40" meta:word-count="264" meta:character-count="1449" meta:non-whitespace-character-count="1187"/>
  </office:meta>
</office:document-meta>
</file>